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Standard">
      <style:text-properties officeooo:rsid="0018b5ca" officeooo:paragraph-rsid="0018b5ca"/>
    </style:style>
    <style:style style:name="P2" style:family="paragraph" style:parent-style-name="Standard">
      <style:text-properties officeooo:rsid="00195989" officeooo:paragraph-rsid="00195989"/>
    </style:style>
    <style:style style:name="P3" style:family="paragraph" style:parent-style-name="Standard">
      <style:text-properties style:font-name="Liberation Serif" fo:font-size="12pt" officeooo:rsid="00195989" officeooo:paragraph-rsid="00195989" style:font-size-asian="12pt" style:font-size-complex="12pt"/>
    </style:style>
    <style:style style:name="P4" style:family="paragraph" style:parent-style-name="Standard">
      <style:text-properties style:font-name="Liberation Serif" fo:font-size="12pt" officeooo:rsid="001a3daf" officeooo:paragraph-rsid="001a3daf" style:font-size-asian="12pt" style:font-size-complex="12pt"/>
    </style:style>
    <style:style style:name="P5" style:family="paragraph" style:parent-style-name="Standard">
      <style:text-properties style:font-name="Liberation Serif" fo:font-size="12pt" officeooo:paragraph-rsid="001c3a5d" style:font-size-asian="12pt" style:font-size-complex="12pt"/>
    </style:style>
    <style:style style:name="P6" style:family="paragraph" style:parent-style-name="Standard">
      <style:text-properties style:font-name="Liberation Serif" fo:font-size="12pt" officeooo:paragraph-rsid="001a3daf" style:font-size-asian="12pt" style:font-size-complex="12pt"/>
    </style:style>
    <style:style style:name="P7" style:family="paragraph" style:parent-style-name="Standard">
      <style:text-properties style:font-name="Liberation Serif" fo:font-size="12pt" officeooo:rsid="001c3a5d" officeooo:paragraph-rsid="001c3a5d" style:font-size-asian="12pt" style:font-size-complex="12pt"/>
    </style:style>
    <style:style style:name="P8" style:family="paragraph" style:parent-style-name="Standard" style:list-style-name="L1">
      <style:text-properties style:font-name="Liberation Serif" fo:font-size="12pt" officeooo:rsid="001c3a5d" officeooo:paragraph-rsid="001c3a5d" style:font-size-asian="12pt" style:font-size-complex="12pt"/>
    </style:style>
    <style:style style:name="P9" style:family="paragraph" style:parent-style-name="Standard" style:list-style-name="L1">
      <style:text-properties style:font-name="Liberation Serif" fo:font-size="12pt" officeooo:paragraph-rsid="001c3a5d" style:font-size-asian="12pt" style:font-size-complex="12pt"/>
    </style:style>
    <style:style style:name="P10" style:family="paragraph" style:parent-style-name="Standard" style:list-style-name="L1">
      <style:text-properties style:font-name="Liberation Serif" fo:font-size="12pt" officeooo:rsid="001fc5bb" officeooo:paragraph-rsid="001fc5bb" style:font-size-asian="12pt" style:font-size-complex="12pt"/>
    </style:style>
    <style:style style:name="P11" style:family="paragraph" style:parent-style-name="Standard">
      <style:text-properties style:font-name="Liberation Serif" fo:font-size="12pt" officeooo:rsid="001fc5bb" officeooo:paragraph-rsid="001fc5bb" style:font-size-asian="12pt" style:font-size-complex="12pt"/>
    </style:style>
    <style:style style:name="P12" style:family="paragraph" style:parent-style-name="Standard">
      <style:text-properties style:font-name="Liberation Serif" fo:font-size="12pt" officeooo:paragraph-rsid="001fc5bb" style:font-size-asian="12pt" style:font-size-complex="12pt"/>
    </style:style>
    <style:style style:name="P13" style:family="paragraph" style:parent-style-name="Standard">
      <style:text-properties style:font-name="Liberation Serif" fo:font-size="12pt" officeooo:rsid="0022f27d" officeooo:paragraph-rsid="0022f27d" style:font-size-asian="12pt" style:font-size-complex="12pt"/>
    </style:style>
    <style:style style:name="P14" style:family="paragraph" style:parent-style-name="Standard">
      <style:text-properties officeooo:paragraph-rsid="001c3a5d"/>
    </style:style>
    <style:style style:name="P15" style:family="paragraph" style:parent-style-name="Standard">
      <style:text-properties officeooo:paragraph-rsid="001fc5bb"/>
    </style:style>
    <style:style style:name="P16" style:family="paragraph" style:parent-style-name="Standard" style:list-style-name="L2">
      <style:text-properties officeooo:paragraph-rsid="001fc5bb"/>
    </style:style>
    <style:style style:name="P17" style:family="paragraph" style:parent-style-name="Standard" style:list-style-name="L3">
      <style:text-properties officeooo:paragraph-rsid="001fc5bb"/>
    </style:style>
    <style:style style:name="P18" style:family="paragraph" style:parent-style-name="Standard" style:list-style-name="L3">
      <style:text-properties officeooo:rsid="00218bb1" officeooo:paragraph-rsid="00218bb1"/>
    </style:style>
    <style:style style:name="P19" style:family="paragraph" style:parent-style-name="Standard">
      <style:text-properties officeooo:rsid="0022f27d" officeooo:paragraph-rsid="0022f27d"/>
    </style:style>
    <style:style style:name="P20" style:family="paragraph" style:parent-style-name="Standard">
      <style:text-properties officeooo:paragraph-rsid="0022f27d"/>
    </style:style>
    <style:style style:name="P21" style:family="paragraph" style:parent-style-name="Standard">
      <style:text-properties officeooo:rsid="002363d1" officeooo:paragraph-rsid="002363d1"/>
    </style:style>
    <style:style style:name="P22" style:family="paragraph" style:parent-style-name="Standard">
      <style:text-properties officeooo:paragraph-rsid="002460f2"/>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203c75" style:font-size-asian="12pt" style:font-size-complex="12pt"/>
    </style:style>
    <style:style style:name="T3" style:family="text">
      <style:text-properties style:font-name="Liberation Serif" fo:font-size="12pt" officeooo:rsid="0022f27d" style:font-size-asian="12pt" style:font-size-complex="12pt"/>
    </style:style>
    <style:style style:name="T4" style:family="text">
      <style:text-properties style:font-name="Liberation Serif" fo:font-size="12pt" officeooo:rsid="002363d1" style:font-size-asian="12pt" style:font-size-complex="12pt"/>
    </style:style>
    <style:style style:name="T5" style:family="text">
      <style:text-properties style:font-name="Liberation Serif" fo:font-size="12pt" officeooo:rsid="002460f2" style:font-size-asian="12pt" style:font-size-complex="12pt"/>
    </style:style>
    <style:style style:name="T6" style:family="text">
      <style:text-properties officeooo:rsid="001a3daf"/>
    </style:style>
    <style:style style:name="T7" style:family="text">
      <style:text-properties officeooo:rsid="001c3a5d"/>
    </style:style>
    <style:style style:name="T8" style:family="text">
      <style:text-properties officeooo:rsid="001d9709"/>
    </style:style>
    <style:style style:name="T9" style:family="text">
      <style:text-properties officeooo:rsid="001fc5b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3</text:p>
      <text:p text:style-name="P1"/>
      <text:p text:style-name="P2">Simple Measurements</text:p>
      <text:p text:style-name="P2"/>
      <text:p text:style-name="P3">• Watch the values on the main Tester screen as the Raspberry Pi boots. Describe the behavior of the Watts used.</text:p>
      <text:p text:style-name="P3"/>
      <text:p text:style-name="P3">The power slowly climbs to about 5W while booting then dipping to around 4.7W while nothing is running</text:p>
      <text:p text:style-name="P3"><text:line-break/>• Does the Raspberry Pi power consumption reach a steady state? If not, explain why not</text:p>
      <text:p text:style-name="P3"/>
      <text:p text:style-name="P3">The Raspberry Pi reaches 4.74W spiking by + 0.3W at some points likely due to checks and different processes starting and stopping.</text:p>
      <text:p text:style-name="P3"/>
      <text:p text:style-name="P3"/>
      <text:p text:style-name="P3"/>
      <text:p text:style-name="P6"><text:span text:style-name="T6">1.</text:span>Using tcpdump, approximate the frequency of messaging on the network interface (in events/min and or events/sec, where an event is either a packet received or transmitted). Describe the technique you used to derive that value.</text:p>
      <text:p text:style-name="P6"/>
      <text:p text:style-name="P4">Using tcpdump for approximately 3 seconds gave:</text:p>
      <text:p text:style-name="P4">484 packets captured</text:p>
      <text:p text:style-name="P4">848 packets received by filter</text:p>
      <text:p text:style-name="P4">273 packets dropped by kernel</text:p>
      <text:p text:style-name="P4"/>
      <text:p text:style-name="P4">this gives approximately per second:</text:p>
      <text:p text:style-name="P4">161 packets captured</text:p>
      <text:p text:style-name="P4">283 packets received by filter</text:p>
      <text:p text:style-name="P4">91 packets dropped by kernel</text:p>
      <text:p text:style-name="P4"/>
      <text:p text:style-name="P7">By using tcpdump for a few seconds and excluding packets outside the time range to get an approximate value of the event/sec</text:p>
      <text:p text:style-name="P4"/>
      <text:p text:style-name="P4"/>
      <text:p text:style-name="P4"/>
      <text:p text:style-name="P5"><text:span text:style-name="T7">2.</text:span>Does the creation of user-generated network traffic impact the energy consumption of the Raspberry Pi? Observe and report the power consumption of the Raspberry Pi for each of the following scenarios:</text:p>
      <text:list xml:id="list2962838868" text:style-name="L1">
        <text:list-item>
          <text:p text:style-name="P9">Ping from the Raspberry Pi to the lab machine using flooding and a large number of measurements, so that the measured power can be observed for a sufficiently long time, for example: sudo ping 192.168.10.1 -f -c 100000</text:p>
          <text:p text:style-name="P9"/>
          <text:p text:style-name="P8">The power reached a maximum of 5.7W but on average stayed around 5.1W <text:span text:style-name="T8">this is a large increase on the idle 4.7W suggesting that traffic does impact the energy consumption of the Pi</text:span></text:p>
        </text:list-item>
      </text:list>
      <text:p text:style-name="P5"/>
      <text:list xml:id="list164408644985217" text:continue-numbering="true" text:style-name="L1">
        <text:list-item>
          <text:p text:style-name="P9">Run the same experiments from the lab machine to the <text:span text:style-name="T7">R</text:span>aspberry Pi.</text:p>
          <text:p text:style-name="P9"/>
          <text:p text:style-name="P10">The power reached a maximum of 5.3W but averaged around 5.1W similar to before. It is likely a bit less as it doesn’t have to generate the pings or check if they’re received.</text:p>
          <text:p text:style-name="P9"/>
        </text:list-item>
        <text:list-item>
          <text:p text:style-name="P9"><text:soft-page-break/>Report the results. Is it more expensive from an energy standpoint for the Raspberry Pi to send than to receive? In either case, why might that be?</text:p>
          <text:p text:style-name="P9"/>
          <text:p text:style-name="P10">It is more energy intensive to send from the Raspberry Pi due to having to generate the signal and then send it then receive a response and measure the time. When receiving it only has to respond to the ping it has received and not do any measurements.</text:p>
        </text:list-item>
      </text:list>
      <text:p text:style-name="P11"/>
      <text:p text:style-name="P11"/>
      <text:p text:style-name="P11"/>
      <text:p text:style-name="P12"><text:span text:style-name="T9">3. </text:span>What is the maximum impact the network might have on the energy consumption of the Raspberry Pi? Observe and report the power consumption of the Raspberry Pi for each of the following scenarios:</text:p>
      <text:p text:style-name="P12"/>
      <text:list xml:id="list1156107136" text:style-name="L2">
        <text:list-item>
          <text:p text:style-name="P16"><text:span text:style-name="T1">Use iperf in UDP mode (on both the server and the client) to measure the impact on the Raspberry Pi energy usage. </text:span></text:p>
        </text:list-item>
      </text:list>
      <text:p text:style-name="P12"><text:tab/>On the server:<text:line-break/><text:tab/><text:tab/>iperf -s -B &lt;server address&gt; -u<text:line-break/><text:tab/>while on the client:<text:line-break/><text:tab/><text:tab/>iperf -c &lt;server address&gt; -i 5 -t 20 -b 1G -u</text:p>
      <text:list xml:id="list1016457378" text:style-name="L3">
        <text:list-item>
          <text:p text:style-name="P17"><text:span text:style-name="T1">Report the results.</text:span></text:p>
        </text:list-item>
      </text:list>
      <text:p text:style-name="P15"><text:span text:style-name="T1"/></text:p>
      <text:p text:style-name="P15"><text:span text:style-name="T1"><text:tab/></text:span><text:span text:style-name="T2">With the Raspberry Pi as the server the power averaged at 5.7W but spiked to 6.4W</text:span></text:p>
      <text:p text:style-name="P15"><text:span text:style-name="T2"><text:tab/>Similarly with the Raspberry Pi as the client the power stayed around 5.7W but occasionally <text:tab/>spiked to 5.9W.</text:span></text:p>
      <text:list xml:id="list164407613325560" text:continue-numbering="true" text:style-name="L3">
        <text:list-header>
          <text:p text:style-name="P17"><text:span text:style-name="T1"/></text:p>
        </text:list-header>
        <text:list-item>
          <text:p text:style-name="P17"><text:span text:style-name="T1">Change that value </text:span><text:span text:style-name="T3">rx-usecs </text:span><text:span text:style-name="T1">to 0:<text:line-break/>sudo ethtool -C eth0 rx-usecs 0</text:span></text:p>
        </text:list-item>
        <text:list-item>
          <text:p text:style-name="P17"><text:span text:style-name="T1">Run the iperf experiment again and report the results. Note what you expected to observe and why (and if there is any difference with what you actually observed).</text:span></text:p>
          <text:p text:style-name="P17"><text:span text:style-name="T1"/></text:p>
          <text:p text:style-name="P18"><text:span text:style-name="T1">With the Raspberry Pi as the client there was it had a slightly higher average power 5.8W </text:span><text:span text:style-name="T3">but there was no packets lost with lower bandwidths at some points.</text:span></text:p>
          <text:p text:style-name="P17"><text:span text:style-name="T1"/></text:p>
        </text:list-item>
        <text:list-item>
          <text:p text:style-name="P17"><text:span text:style-name="T1">Return rx-usecs to its original value.<text:line-break/>sudo ethtool -C eth0 rx-usecs </text:span><text:span text:style-name="T3">57</text:span></text:p>
        </text:list-item>
      </text:list>
      <text:p text:style-name="P14"><text:span text:style-name="T1"/></text:p>
      <text:p text:style-name="P14"><text:span text:style-name="T1"/></text:p>
      <text:p text:style-name="P14"><text:span text:style-name="T1"/></text:p>
      <text:p text:style-name="P13">CPU Activity:</text:p>
      <text:p text:style-name="P13">A final test will stress the Raspberry Pi’s CPU. To this end, we will use the stress-ng utility.</text:p>
      <text:p text:style-name="P13"/>
      <text:p text:style-name="P13">Results:</text:p>
      <text:p text:style-name="P13">The power consumption ranged between 6.1-6.6W. This was much higher than previous tests due likely due to the CPU being completely used and dedicated to the stress test.</text:p>
      <text:p text:style-name="P13"/>
      <text:p text:style-name="P13"/>
      <text:p text:style-name="P13"/>
      <text:p text:style-name="P13"/>
      <text:p text:style-name="P13"/>
      <text:p text:style-name="P13"/>
      <text:p text:style-name="P13"/>
      <text:p text:style-name="P13"/>
      <text:p text:style-name="P13"><text:soft-page-break/>Theoretical Experiments</text:p>
      <text:p text:style-name="P20"><text:span text:style-name="T3">1. </text:span><text:span text:style-name="T1">As a thought experiment, select a country you would like to visit. Find its carbon intensity at electricity maps and calculate the carbon footprint of having run the Raspberry Pi throughout this exercise: CF = CI x EC where carbon footprint (CF) is in kilograms of CO2, carbon intensity (CI) is in kgCO2/kWh (an indication how “green” is the power source), and energy consumption (EC) is in kWh.</text:span></text:p>
      <text:p text:style-name="P20"><text:span text:style-name="T1"/></text:p>
      <text:p text:style-name="P21"><text:span text:style-name="T1">To visit Iceland CI = 0.028kgCO2/kWh due to high geothermal use.</text:span></text:p>
      <text:p text:style-name="P19"><text:span text:style-name="T1">Total EC throughout this session = 10.70Wh </text:span><text:span text:style-name="T4">= 0.0107kWh</text:span></text:p>
      <text:p text:style-name="P21"><text:span text:style-name="T1">So the CF = 0.2996g </text:span></text:p>
      <text:p text:style-name="P21"><text:span text:style-name="T1"/></text:p>
      <text:p text:style-name="P21"><text:span text:style-name="T1"/></text:p>
      <text:p text:style-name="P22"><text:span text:style-name="T5">2. </text:span><text:span text:style-name="T1">What if all Things connected to the Internet were Raspberry Pi’s? Estimates are that over 30B Things are connected at present, and that number will double by 2030.<text:line-break/>a. What would be their collective carbon footprint?</text:span></text:p>
      <text:p text:style-name="P22"><text:span text:style-name="T1"><text:tab/></text:span><text:span text:style-name="T5">30B*0.2996g = 8.988 x 10^6 kg of CO2</text:span><text:span text:style-name="T1"><text:line-break/>b. Is that a significant number?<text:line-break/><text:tab/></text:span><text:span text:style-name="T5">Assuming there is ~ 2 x 10^18 kg of CO2 this is not a huge amount of carbon for the globe.</text:span></text:p>
      <text:p text:style-name="P22"><text:span text:style-name="T1">c. Is it a fair estimate of the Internet’s carbon footprint? Why or why not?</text:span></text:p>
      <text:p text:style-name="P22"><text:span text:style-name="T1"><text:tab/></text:span><text:span text:style-name="T5">No this is not a fair estimate as Iceland has a very low carbon intensity so is not <text:tab/>representative of the global emissions. A Raspberry Pi is a small device so to assume all <text:tab/>devices connected to the internet are similarly small would make it an underestima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14:22:37.072434871</meta:creation-date>
    <dc:date>2025-06-10T16:43:29.732772956</dc:date>
    <meta:editing-duration>PT35M8S</meta:editing-duration>
    <meta:editing-cycles>4</meta:editing-cycles>
    <meta:generator>LibreOffice/7.3.7.2$Linux_X86_64 LibreOffice_project/30$Build-2</meta:generator>
    <meta:document-statistic meta:table-count="0" meta:image-count="0" meta:object-count="0" meta:page-count="3" meta:paragraph-count="53" meta:word-count="894" meta:character-count="4969" meta:non-whitespace-character-count="4123"/>
  </office:meta>
</office:document-meta>
</file>